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c703" officeooo:paragraph-rsid="0016c703"/>
    </style:style>
    <style:style style:name="P2" style:family="paragraph" style:parent-style-name="Standard">
      <style:text-properties officeooo:rsid="00187cbe" officeooo:paragraph-rsid="00187cbe"/>
    </style:style>
    <style:style style:name="T1" style:family="text">
      <style:text-properties style:text-position="super 58%"/>
    </style:style>
    <style:style style:name="T2"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inds topping 280 kilometers per hour had begun toppling transmission towers, snapping concrete power poles, entangling lines, and battering power plants</text:p>
      <text:p text:style-name="Standard"/>
      <text:p text:style-name="Standard">Cellular and Internet access was gone.</text:p>
      <text:p text:style-name="Standard"/>
      <text:p text:style-name="Standard">microgrids, utility-scale energy storage, and distributed and renewable generation. </text:p>
      <text:p text:style-name="Standard"/>
      <text:p text:style-name="Standard">Renewables—including seven solar farms, two wind farms, and seven hydropower sites—supply just 2.4 percent of generation.</text:p>
      <text:p text:style-name="Standard"/>
      <text:p text:style-name="Standard">Soto sweeps his hands across the middle of the map, indicating the south-to-north transmission lines that bisect the island. “This is one of the biggest problems of how PREPA is configured,” he says. Hurricane Maria sliced straight through these vital connections, only 15 percent of which were designed to withstand a Category 4 hurricane.</text:p>
      <text:p text:style-name="Standard"/>
      <text:p text:style-name="P1">providing power at no charge to state-run enterprises and municipal governments, left PREPA US $9 billion in debt</text:p>
      <text:p text:style-name="P1"/>
      <text:p text:style-name="P1"/>
      <text:p text:style-name="P1"/>
      <text:p text:style-name="P2">Hurricane Maria was a devastating storm that brought havoc to Puerto Rico; though the storm was powerful enough that it would have done significant damage to any electrical grid, as the article states the Puerto Rico grid was extremely venerable. <text:s/>The main problem that lead to the nearly complete destruction of the Island’s electrical grid was the grid not being build to withstand a hurricane of this magnitude. <text:s/>The article tells us that many of the substations and transmission lines were not built to even withstand category 4 hurricanes, making it obvious why a category 5 storm to cause so much damage. <text:s/>Since this infrastructure is nearly completely gone, this allows the Island a great opportunity to rebuild with better technology, built to withstand powerful storms. <text:s/>Though it is uncommon and less efficient, the power transmission lines in Puerto Rico could be built in underground tunnels rather than on land; it is impossible to blow down an underground power line though relatively easy to blow down a 50 foot high post. <text:s/>Another issue mentioned in the article is that cellphone and internet connections were lost with all of the grid being down. <text:s/>This could be avoided by using a wireless technology such as SpaceX’s Starlink. <text:s/>If each house had its own antenna, the fear of the storm blowing down all of the towers would be non-existent. <text:s/>It is much more likely that many of these pizza-box sized antennas would stay in tact throughout a storm than a towering communication tower. <text:s/>Additionally, since the entire grid needs to be completely rebuild any way, a decentralized power grid would lead to less failures and higher reliability. <text:s/>How much more would it really cost to simply outfit every home with solar panels and batteries than to rebuild the entire grid and bring it up to date? <text:s/>A 21<text:span text:style-name="T1">st</text:span> century distributed power grid is within the realm of possibiliti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22:04:10.903484777</meta:creation-date>
    <meta:generator>LibreOffice/6.2.4.2.0$Linux_X86_64 LibreOffice_project/20$Build-2</meta:generator>
    <dc:date>2019-09-20T08:25:46.153552933</dc:date>
    <meta:editing-duration>P1DT9H58M1S</meta:editing-duration>
    <meta:editing-cycles>1</meta:editing-cycles>
    <meta:document-statistic meta:table-count="0" meta:image-count="0" meta:object-count="0" meta:page-count="1" meta:paragraph-count="7" meta:word-count="441" meta:character-count="2735" meta:non-whitespace-character-count="2290"/>
  </office:meta>
</office:document-meta>
</file>